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174.36pt"/>
    </style:style>
    <style:style style:name="co3" style:family="table-column">
      <style:table-column-properties fo:break-before="auto" style:column-width="179.29pt"/>
    </style:style>
    <style:style style:name="co4" style:family="table-column">
      <style:table-column-properties fo:break-before="auto" style:column-width="157.24pt"/>
    </style:style>
    <style:style style:name="co5" style:family="table-column">
      <style:table-column-properties fo:break-before="auto" style:column-width="238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29.1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ESP32-GATEWAY_Rev_G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4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9R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8,R31,R32,R3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4,R16,R3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6,R2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,R41,R4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,R2,R3,R4,R7,R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6,R24,R29,R35,R38,R40,R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9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2.2k</text:p>
          </table:table-cell>
          <table:table-cell office:value-type="string" calcext:value-type="string">
            <text:p>R_MATRIX_4</text:p>
          </table:table-cell>
          <table:table-cell office:value-type="string" calcext:value-type="string">
            <text:p>RM2,RM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1,C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nF/50V/20%/Y5V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1,C13,C14,C15,C17,C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F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,C8,C9,C12,C2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1,C3,C4,C1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2uH/1.5A/DCR=72mR/20%/</text:p>
            <text:p>3.00x3.00x1.50mm/CD32</text:p>
            <text:p>(NR3015T2R2M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19S4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1,D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4,Q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(DO-214AA)</text:p>
          </table:table-cell>
          <table:table-cell office:value-type="string" calcext:value-type="string">
            <text:p>DO214AA_1(K)-2(A)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3,L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C114YK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12MHz/20pF/30ppm/</text:p>
            <text:p>2P/HC-49SM(SMD)</text:p>
          </table:table-cell>
          <table:table-cell office:value-type="string" calcext:value-type="string">
            <text:p>Q_49U3HMS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D-4MB</text:p>
          </table:table-cell>
          <table:table-cell office:value-type="string" calcext:value-type="string">
            <text:p>ESP-WROOM-32_MODULE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AN8710A-EZC(QFN32)</text:p>
          </table:table-cell>
          <table:table-cell office:value-type="string" calcext:value-type="string">
            <text:p>QFN32_EP(33)_5.00x5.00x0.90mm</text:p>
            <text:p>_Pitch_0.50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LD-060TC1(LPJ4013EDNL)</text:p>
          </table:table-cell>
          <table:table-cell office:value-type="string" calcext:value-type="string">
            <text:p>RJLBC-060TC1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FC-WXCP11-08-LF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1107A(6x3,8x2,5MM)</text:p>
          </table:table-cell>
          <table:table-cell office:value-type="string" calcext:value-type="string">
            <text:p>RST1,BU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LED_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PHY_R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NH1x20)</text:p>
          </table:table-cell>
          <table:table-cell office:value-type="string" calcext:value-type="string">
            <text:p>HN1x20</text:p>
          </table:table-cell>
          <table:table-cell office:value-type="string" calcext:value-type="string">
            <text:p>CON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46,R10,R9,R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/2000V/10%/X7R/C1206)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/20%/X5R/C0603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8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9-12-20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0">00/00/0000</text:date>, <text:time style:data-style-name="N2" text:time-value="08:21:02.356207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0T10:22:00.814428336</dc:date>
    <meta:editing-duration>PT3H18M22S</meta:editing-duration>
    <meta:editing-cycles>53</meta:editing-cycles>
    <meta:generator>LibreOffice/5.1.6.2$Linux_X86_64 LibreOffice_project/10m0$Build-2</meta:generator>
    <meta:document-statistic meta:table-count="1" meta:cell-count="192" meta:object-count="0"/>
  </office:meta>
</office:document-meta>
</file>